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0394" officeooo:paragraph-rsid="001e0394"/>
    </style:style>
    <style:style style:name="P2" style:family="paragraph" style:parent-style-name="Standard">
      <style:text-properties fo:color="#c9211e" loext:opacity="100%" fo:font-weight="bold" officeooo:rsid="001e0394" officeooo:paragraph-rsid="001e0394" style:font-weight-asian="bold" style:font-weight-complex="bold"/>
    </style:style>
    <style:style style:name="P3" style:family="paragraph" style:parent-style-name="Title">
      <style:text-properties officeooo:paragraph-rsid="001e0394"/>
    </style:style>
    <style:style style:name="P4" style:family="paragraph" style:parent-style-name="Standard" style:list-style-name="L1">
      <style:text-properties officeooo:rsid="001e0394" officeooo:paragraph-rsid="001e0394"/>
    </style:style>
    <style:style style:name="P5" style:family="paragraph" style:parent-style-name="Standard" style:list-style-name="L2">
      <style:text-properties officeooo:rsid="001e0394" officeooo:paragraph-rsid="001e0394"/>
    </style:style>
    <style:style style:name="P6" style:family="paragraph" style:parent-style-name="Standard">
      <style:text-properties officeooo:rsid="001e0394" officeooo:paragraph-rsid="001e0394"/>
    </style:style>
    <style:style style:name="P7" style:family="paragraph" style:parent-style-name="Standard" style:list-style-name="L3">
      <style:text-properties officeooo:rsid="001e0394" officeooo:paragraph-rsid="001e0394"/>
    </style:style>
    <style:style style:name="P8" style:family="paragraph" style:parent-style-name="Standard">
      <style:text-properties fo:color="#c9211e" loext:opacity="100%" fo:font-weight="bold" officeooo:rsid="001e0394" officeooo:paragraph-rsid="001e0394" style:font-weight-asian="bold" style:font-weight-complex="bold"/>
    </style:style>
    <style:style style:name="P9" style:family="paragraph" style:parent-style-name="Standard">
      <style:text-properties style:use-window-font-color="true" loext:opacity="0%" fo:font-weight="normal" officeooo:rsid="001e0394" officeooo:paragraph-rsid="001e0394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uveau parcours</text:p>
      <text:p text:style-name="P3">Développeur Web</text:p>
      <text:p text:style-name="P1"/>
      <text:h text:style-name="Heading_20_1" text:outline-level="1">P2 Booki</text:h>
      <text:list text:style-name="L3">
        <text:list-item>
          <text:p text:style-name="P7">Nouvelle version</text:p>
        </text:list-item>
        <text:list-item>
          <text:p text:style-name="P7">ajout d’une maquette pour les tablettes</text:p>
        </text:list-item>
      </text:list>
      <text:p text:style-name="P1"/>
      <text:p text:style-name="P1"><text:a xlink:type="simple" xlink:href="https://openclassrooms.com/fr/projects/creez-la-page-daccueil-dune-agence-de-voyage-avec-html-css-1/assignment" text:style-name="Internet_20_link" text:visited-style-name="Visited_20_Internet_20_Link">https://openclassrooms.com/fr/projects/creez-la-page-daccueil-dune-agence-de-voyage-avec-html-css-1/assignment</text:a></text:p>
      <text:p text:style-name="P1"/>
      <text:p text:style-name="P1"/>
      <text:h text:style-name="Heading_20_1" text:outline-level="1">P3 Créer une page web dynamique avec JS</text:h>
      <text:list text:style-name="L1">
        <text:list-item>
          <text:p text:style-name="P4">Fetch</text:p>
        </text:list-item>
        <text:list-item>
          <text:p text:style-name="P4">Authentification</text:p>
        </text:list-item>
        <text:list-item>
          <text:p text:style-name="P4">API</text:p>
        </text:list-item>
        <text:list-item>
          <text:p text:style-name="P4">Fenêtre modale</text:p>
        </text:list-item>
      </text:list>
      <text:p text:style-name="P2">Nouveau projet</text:p>
      <text:p text:style-name="P1"><text:a xlink:type="simple" xlink:href="https://openclassrooms.com/fr/projects/creez-une-page-web-dynamique-avec-javascript/assignment" text:style-name="Internet_20_link" text:visited-style-name="Visited_20_Internet_20_Link">https://openclassrooms.com/fr/projects/creez-une-page-web-dynamique-avec-javascript/assignment</text:a></text:p>
      <text:p text:style-name="P1"/>
      <text:h text:style-name="Heading_20_1" text:outline-level="1">P4 Planifier le développement web de votre client</text:h>
      <text:p text:style-name="P1">Correspond au P7 du parcours « intégrateur web »</text:p>
      <text:p text:style-name="P2">Nouveau projet</text:p>
      <text:p text:style-name="P9"><text:a xlink:type="simple" xlink:href="https://openclassrooms.com/fr/projects/planifiez-le-developpement-du-site-de-votre-client/assignment" text:style-name="Internet_20_link" text:visited-style-name="Visited_20_Internet_20_Link">https://openclassrooms.com/fr/projects/planifiez-le-developpement-du-site-de-votre-client/assignment</text:a></text:p>
      <text:p text:style-name="P1"/>
      <text:h text:style-name="Heading_20_1" text:outline-level="1">P5 Optimisez le référencement d’un site photo</text:h>
      <text:list text:style-name="L2">
        <text:list-item>
          <text:p text:style-name="P5">Correspond à l’ancien P4 (ma chouette agence)</text:p>
        </text:list-item>
        <text:list-item>
          <text:p text:style-name="P5">Projet plus cadré</text:p>
        </text:list-item>
        <text:list-item>
          <text:p text:style-name="P5">Google Rich Snippet</text:p>
        </text:list-item>
      </text:list>
      <text:p text:style-name="P2">Nouveau projet</text:p>
      <text:p text:style-name="P1"/>
      <text:h text:style-name="Heading_20_1" text:outline-level="1">P6 Créer une application React</text:h>
      <text:p text:style-name="P1">Projet Kasa</text:p>
      <text:p text:style-name="P1"/>
      <text:h text:style-name="Heading_20_1" text:outline-level="1">P7 Développeur web backend</text:h>
      <text:p text:style-name="P1">Basé sur le P6 Piiquante !</text:p>
      <text:p text:style-name="P1"><text:soft-page-break/>Angular (front) disparaît et est remplacé par React</text:p>
      <text:p text:style-name="P2">Nouveau projet</text:p>
      <text:p text:style-name="P1"/>
      <text:h text:style-name="Heading_20_1" text:outline-level="1">P8 Développer votre portfolio développeur</text:h>
      <text:p text:style-name="P2">Nouveau projet</text:p>
      <text:p text:style-name="P9"><text:a xlink:type="simple" xlink:href="https://openclassrooms.com/fr/projects/creez-et-publiez-votre-portfolio-de-developpeur-1/assignment" text:style-name="Internet_20_link" text:visited-style-name="Visited_20_Internet_20_Link">https://openclassrooms.com/fr/projects/creez-et-publiez-votre-portfolio-de-developpeur-1/assignment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2T12:49:31.900000000</meta:creation-date>
    <dc:date>2022-10-12T13:14:05.750000000</dc:date>
    <meta:editing-duration>PT10M40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31" meta:word-count="117" meta:character-count="1061" meta:non-whitespace-character-count="984"/>
  </office:meta>
</office:document-meta>
</file>